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2.19pt"/>
    </style:style>
    <style:style style:name="co4" style:family="table-column">
      <style:table-column-properties fo:break-before="auto" style:column-width="69.3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3.09pt"/>
    </style:style>
    <style:style style:name="co8" style:family="table-column">
      <style:table-column-properties fo:break-before="auto" style:column-width="33.59pt"/>
    </style:style>
    <style:style style:name="co9" style:family="table-column">
      <style:table-column-properties fo:break-before="auto" style:column-width="43.74pt"/>
    </style:style>
    <style:style style:name="co10" style:family="table-column">
      <style:table-column-properties fo:break-before="auto" style:column-width="40.34pt"/>
    </style:style>
    <style:style style:name="co11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34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36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35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row table:style-name="ro1">
          <table:table-cell/>
          <table:table-cell table:style-name="ce2" office:value-type="string" calcext:value-type="string">
            <text:p>BsMC17</text:p>
          </table:table-cell>
          <table:table-cell table:style-name="ce2"/>
          <table:table-cell table:style-name="ce2" office:value-type="string" calcext:value-type="string">
            <text:p>BpMC17</text:p>
          </table:table-cell>
          <table:table-cell table:style-name="ce2"/>
          <table:table-cell table:style-name="ce2" office:value-type="string" calcext:value-type="string">
            <text:p>BpData17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Efficiency</text:p>
          </table:table-cell>
          <table:table-cell table:style-name="ce3" office:value-type="percentage" office:value="0.0596656" calcext:value-type="percentage">
            <text:p>5.97%</text:p>
          </table:table-cell>
          <table:table-cell/>
          <table:table-cell office:value-type="string" calcext:value-type="string">
            <text:p>no data</text:p>
          </table:table-cell>
          <table:table-cell/>
          <table:table-cell table:style-name="ce3" office:value-type="percentage" office:value="0.0867247" calcext:value-type="percentage">
            <text:p>8.67%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istag</text:p>
          </table:table-cell>
          <table:table-cell table:style-name="ce3" office:value-type="percentage" office:value="0.289258" calcext:value-type="percentage">
            <text:p>28.93%</text:p>
          </table:table-cell>
          <table:table-cell/>
          <table:table-cell office:value-type="string" calcext:value-type="string">
            <text:p>no data</text:p>
          </table:table-cell>
          <table:table-cell/>
          <table:table-cell table:style-name="ce3" office:value-type="percentage" office:value="0.295075" calcext:value-type="percentage">
            <text:p>29.51%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style-name="ce4" office:value-type="percentage" office:value="0.0105995" calcext:value-type="percentage">
            <text:p>1.06%</text:p>
          </table:table-cell>
          <table:table-cell table:style-name="ce2"/>
          <table:table-cell office:value-type="string" calcext:value-type="string">
            <text:p>no data</text:p>
          </table:table-cell>
          <table:table-cell/>
          <table:table-cell table:style-name="ce4" office:value-type="percentage" office:value="0.0145678" calcext:value-type="percentage">
            <text:p>1.46%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 calcext:value-type="string">
            <text:p>BpData17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2" office:value-type="string" calcext:value-type="string">
            <text:p>noJpsiMuon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percentage" office:value="0.0358279" calcext:value-type="percentage">
            <text:p>3.58%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percentage" office:value="0.320082" calcext:value-type="percentage">
            <text:p>32.01%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percentage" office:value="0.00463908" calcext:value-type="percentage">
            <text:p>0.46%</text:p>
          </table:table-cell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8"/>
          <table:table-cell table:style-name="ce9" office:value-type="string" calcext:value-type="string">
            <text:p>Bs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"/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comp</text:p>
          </table:table-cell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2" office:value-type="string" calcext:value-type="string">
            <text:p>FIT</text:p>
          </table:table-cell>
          <table:table-cell table:style-name="ce10" office:value-type="float" office:value="0.33781" calcext:value-type="float">
            <text:p>0.338</text:p>
          </table:table-cell>
          <table:table-cell table:style-name="ce10" office:value-type="float" office:value="0.000687656" calcext:value-type="float">
            <text:p>0.001</text:p>
          </table:table-cell>
          <table:table-cell table:style-name="ce12" table:formula="of:=([.J18]-0.337533)/[.K18]" office:value-type="float" office:value="0.402817687913764" calcext:value-type="float">
            <text:p>0.4</text:p>
          </table:table-cell>
          <table:table-cell table:style-name="ce10" office:value-type="float" office:value="1.0111" calcext:value-type="float">
            <text:p>1.011</text:p>
          </table:table-cell>
          <table:table-cell table:style-name="ce10" office:value-type="float" office:value="0.00449938" calcext:value-type="float">
            <text:p>0.004</text:p>
          </table:table-cell>
          <table:table-cell table:style-name="ce12" table:formula="of:=ABS(1-[.M18])/[.N18]" office:value-type="float" office:value="2.46700656534903" calcext:value-type="float">
            <text:p>2.5</text:p>
          </table:table-cell>
          <table:table-cell table:style-name="ce13" table:formula="of:=[.J18]-[.M18]*0.337533" office:value-type="float" office:value="-0.00346961630000009" calcext:value-type="float">
            <text:p>-0.0035</text:p>
          </table:table-cell>
          <table:table-cell table:style-name="ce13" table:formula="of:=SQRT([.K18]^2+0.337533^2*[.N18]^2)" office:value-type="float" office:value="0.00166711959686664" calcext:value-type="float">
            <text:p>0.0017</text:p>
          </table:table-cell>
          <table:table-cell table:style-name="ce14" table:formula="of:=ABS([.P18])/[.Q18]" office:value-type="float" office:value="2.08120419586048" calcext:value-type="float">
            <text:p>2.08</text:p>
          </table:table-cell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2" office:value-type="string" calcext:value-type="string">
            <text:p>KDE</text:p>
          </table:table-cell>
          <table:table-cell table:style-name="ce10" office:value-type="float" office:value="0.336967" calcext:value-type="float">
            <text:p>0.337</text:p>
          </table:table-cell>
          <table:table-cell table:style-name="ce10" office:value-type="float" office:value="0.000686274" calcext:value-type="float">
            <text:p>0.001</text:p>
          </table:table-cell>
          <table:table-cell table:style-name="ce12" table:formula="of:=([.J19]-0.337533)/[.K19]" office:value-type="float" office:value="-0.824743469809451" calcext:value-type="float">
            <text:p>-0.8</text:p>
          </table:table-cell>
          <table:table-cell table:style-name="ce10" office:value-type="float" office:value="0.993923" calcext:value-type="float">
            <text:p>0.994</text:p>
          </table:table-cell>
          <table:table-cell table:style-name="ce10" office:value-type="float" office:value="0.00439087" calcext:value-type="float">
            <text:p>0.004</text:p>
          </table:table-cell>
          <table:table-cell table:style-name="ce12" table:formula="of:=ABS(1-[.M19])/[.N19]" office:value-type="float" office:value="1.38400818061111" calcext:value-type="float">
            <text:p>1.4</text:p>
          </table:table-cell>
          <table:table-cell table:style-name="ce13" table:formula="of:=[.J19]-[.M19]*0.337533" office:value-type="float" office:value="0.00148518804099995" calcext:value-type="float">
            <text:p>0.0015</text:p>
          </table:table-cell>
          <table:table-cell table:style-name="ce13" table:formula="of:=SQRT([.K19]^2+0.337533^2*[.N19]^2)" office:value-type="float" office:value="0.00163324348808979" calcext:value-type="float">
            <text:p>0.0016</text:p>
          </table:table-cell>
          <table:table-cell table:style-name="ce14" table:formula="of:=ABS([.P19])/[.Q19]" office:value-type="float" office:value="0.909348821428334" calcext:value-type="float">
            <text:p>0.91</text:p>
          </table:table-cell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2" office:value-type="string" calcext:value-type="string">
            <text:p>KDE EXT</text:p>
          </table:table-cell>
          <table:table-cell table:style-name="ce10" office:value-type="float" office:value="0.336902" calcext:value-type="float">
            <text:p>0.337</text:p>
          </table:table-cell>
          <table:table-cell table:style-name="ce10" office:value-type="float" office:value="0.00068596" calcext:value-type="float">
            <text:p>0.001</text:p>
          </table:table-cell>
          <table:table-cell table:style-name="ce12" table:formula="of:=([.J20]-0.337533)/[.K20]" office:value-type="float" office:value="-0.91987871012886" calcext:value-type="float">
            <text:p>-0.9</text:p>
          </table:table-cell>
          <table:table-cell table:style-name="ce10" office:value-type="float" office:value="0.993497" calcext:value-type="float">
            <text:p>0.993</text:p>
          </table:table-cell>
          <table:table-cell table:style-name="ce10" office:value-type="float" office:value="0.00436901" calcext:value-type="float">
            <text:p>0.004</text:p>
          </table:table-cell>
          <table:table-cell table:style-name="ce12" table:formula="of:=ABS(1-[.M20])/[.N20]" office:value-type="float" office:value="1.4884378840973" calcext:value-type="float">
            <text:p>1.5</text:p>
          </table:table-cell>
          <table:table-cell table:style-name="ce13" table:formula="of:=[.J20]-[.M20]*0.337533" office:value-type="float" office:value="0.00156397709899997" calcext:value-type="float">
            <text:p>0.0016</text:p>
          </table:table-cell>
          <table:table-cell table:style-name="ce13" table:formula="of:=SQRT([.K20]^2+0.337533^2*[.N20]^2)" office:value-type="float" office:value="0.00162641849631807" calcext:value-type="float">
            <text:p>0.0016</text:p>
          </table:table-cell>
          <table:table-cell table:style-name="ce14" table:formula="of:=ABS([.P20])/[.Q20]" office:value-type="float" office:value="0.961608037870045" calcext:value-type="float">
            <text:p>0.9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style-name="ce9" office:value-type="string" calcext:value-type="string">
            <text:p>Bu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1"/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comp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FIT</text:p>
          </table:table-cell>
          <table:table-cell table:style-name="ce11" office:value-type="float" office:value="0.363423" calcext:value-type="float">
            <text:p>0.3634</text:p>
          </table:table-cell>
          <table:table-cell table:style-name="ce11" office:value-type="float" office:value="0.00133799" calcext:value-type="float">
            <text:p>0.0013</text:p>
          </table:table-cell>
          <table:table-cell table:style-name="ce12" table:formula="of:=([.J24]-0.337533)/[.K24]" office:value-type="float" office:value="19.3499204029926" calcext:value-type="float">
            <text:p>19.3</text:p>
          </table:table-cell>
          <table:table-cell table:style-name="ce10" office:value-type="float" office:value="1.0073" calcext:value-type="float">
            <text:p>1.007</text:p>
          </table:table-cell>
          <table:table-cell table:style-name="ce10" office:value-type="float" office:value="0.00905591" calcext:value-type="float">
            <text:p>0.009</text:p>
          </table:table-cell>
          <table:table-cell table:style-name="ce12" table:formula="of:=ABS(1-[.M24])/[.N24]" office:value-type="float" office:value="0.806103417547224" calcext:value-type="float">
            <text:p>0.8</text:p>
          </table:table-cell>
          <table:table-cell table:style-name="ce13" table:formula="of:=[.J24]-[.M24]*0.337533" office:value-type="float" office:value="0.0234260091" calcext:value-type="float">
            <text:p>0.0234</text:p>
          </table:table-cell>
          <table:table-cell table:style-name="ce13" table:formula="of:=SQRT([.K24]^2+0.337533^2*[.N24]^2)" office:value-type="float" office:value="0.00333668089211053" calcext:value-type="float">
            <text:p>0.0033</text:p>
          </table:table-cell>
          <table:table-cell table:style-name="ce14" table:formula="of:=ABS([.P24])/[.Q24]" office:value-type="float" office:value="7.02075201598989" calcext:value-type="float">
            <text:p>7.02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KDE</text:p>
          </table:table-cell>
          <table:table-cell table:style-name="ce11" office:value-type="float" office:value="0.362286" calcext:value-type="float">
            <text:p>0.3623</text:p>
          </table:table-cell>
          <table:table-cell table:style-name="ce11" office:value-type="float" office:value="0.00133372" calcext:value-type="float">
            <text:p>0.0013</text:p>
          </table:table-cell>
          <table:table-cell table:style-name="ce12" table:formula="of:=([.J25]-0.337533)/[.K25]" office:value-type="float" office:value="18.5593677833429" calcext:value-type="float">
            <text:p>18.6</text:p>
          </table:table-cell>
          <table:table-cell table:style-name="ce10" office:value-type="float" office:value="0.992641" calcext:value-type="float">
            <text:p>0.993</text:p>
          </table:table-cell>
          <table:table-cell table:style-name="ce10" office:value-type="float" office:value="0.00887735" calcext:value-type="float">
            <text:p>0.009</text:p>
          </table:table-cell>
          <table:table-cell table:style-name="ce12" table:formula="of:=ABS(1-[.M25])/[.N25]" office:value-type="float" office:value="0.828963598371123" calcext:value-type="float">
            <text:p>0.8</text:p>
          </table:table-cell>
          <table:table-cell table:style-name="ce13" table:formula="of:=[.J25]-[.M25]*0.337533" office:value-type="float" office:value="0.027236905347" calcext:value-type="float">
            <text:p>0.0272</text:p>
          </table:table-cell>
          <table:table-cell table:style-name="ce13" table:formula="of:=SQRT([.K25]^2+0.337533^2*[.N25]^2)" office:value-type="float" office:value="0.00327981912213824" calcext:value-type="float">
            <text:p>0.0033</text:p>
          </table:table-cell>
          <table:table-cell table:style-name="ce14" table:formula="of:=ABS([.P25])/[.Q25]" office:value-type="float" office:value="8.30439250846345" calcext:value-type="float">
            <text:p>8.30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KDE EXT</text:p>
          </table:table-cell>
          <table:table-cell table:style-name="ce11" office:value-type="float" office:value="0.362169" calcext:value-type="float">
            <text:p>0.3622</text:p>
          </table:table-cell>
          <table:table-cell table:style-name="ce11" office:value-type="float" office:value="0.00133373" calcext:value-type="float">
            <text:p>0.0013</text:p>
          </table:table-cell>
          <table:table-cell table:style-name="ce12" table:formula="of:=([.J26]-0.337533)/[.K26]" office:value-type="float" office:value="18.4715047273436" calcext:value-type="float">
            <text:p>18.5</text:p>
          </table:table-cell>
          <table:table-cell table:style-name="ce10" office:value-type="float" office:value="0.991126" calcext:value-type="float">
            <text:p>0.991</text:p>
          </table:table-cell>
          <table:table-cell table:style-name="ce10" office:value-type="float" office:value="0.00885289" calcext:value-type="float">
            <text:p>0.009</text:p>
          </table:table-cell>
          <table:table-cell table:style-name="ce12" table:formula="of:=ABS(1-[.M26])/[.N26]" office:value-type="float" office:value="1.00238453205676" calcext:value-type="float">
            <text:p>1.0</text:p>
          </table:table-cell>
          <table:table-cell table:style-name="ce13" table:formula="of:=[.J26]-[.M26]*0.337533" office:value-type="float" office:value="0.027631267842" calcext:value-type="float">
            <text:p>0.0276</text:p>
          </table:table-cell>
          <table:table-cell table:style-name="ce13" table:formula="of:=SQRT([.K26]^2+0.337533^2*[.N26]^2)" office:value-type="float" office:value="0.00327228229756285" calcext:value-type="float">
            <text:p>0.0033</text:p>
          </table:table-cell>
          <table:table-cell table:style-name="ce14" table:formula="of:=ABS([.P26])/[.Q26]" office:value-type="float" office:value="8.44403548635746" calcext:value-type="float">
            <text:p>8.44</text:p>
          </table:table-cell>
        </table:table-row>
        <table:table-row table:style-name="ro1" table:number-rows-repeated="104854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ests" table:style-name="ta1">
        <table:shapes>
          <draw:frame draw:z-index="0" draw:style-name="gr1" draw:text-style-name="P1" svg:width="302.2pt" svg:height="151.68pt" svg:x="144.88pt" svg:y="1.93pt">
            <draw:object draw:notify-on-update-of-ranges="Tests.A1:Tests.A9 Tests.B1:Tests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ce1"/>
        <table:table-column table:style-name="co5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percentage" office:value="0.0131602" calcext:value-type="percentage">
            <text:p>1.32%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percentage" office:value="0.0136445" calcext:value-type="percentage">
            <text:p>1.36%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percentage" office:value="0.0142966" calcext:value-type="percentage">
            <text:p>1.43%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percentage" office:value="0.0144074" calcext:value-type="percentage">
            <text:p>1.44%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percentage" office:value="0.0143766" calcext:value-type="percentage">
            <text:p>1.44%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percentage" office:value="0.013874" calcext:value-type="percentage">
            <text:p>1.39%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percentage" office:value="0.0138636" calcext:value-type="percentage">
            <text:p>1.39%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percentage" office:value="0.0135175" calcext:value-type="percentage">
            <text:p>1.35%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percentage" office:value="0.0110455" calcext:value-type="percentage">
            <text:p>1.10%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1" loext:min-decimal-places="1" number:min-integer-digits="1" number:grouping="true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15:17:32.626328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47:52.488926566</meta:creation-date>
    <dc:date>2019-01-07T15:37:44.900056283</dc:date>
    <meta:editing-duration>PT1H15M54S</meta:editing-duration>
    <meta:editing-cycles>15</meta:editing-cycles>
    <meta:generator>LibreOffice/6.0.7.3$Linux_X86_64 LibreOffice_project/00m0$Build-3</meta:generator>
    <meta:document-statistic meta:table-count="2" meta:cell-count="1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inimum="0.005" chart:maximum="0.0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62cm" svg:height="5.352cm" xlink:href=".." xlink:type="simple" chart:class="chart:scatter" chart:style-name="ch1">
        <chart:plot-area chart:style-name="ch2" table:cell-range-address="Tests.A1:Tests.B9" svg:x="0.213cm" svg:y="0.107cm" svg:width="10.236cm" svg:height="5.138cm">
          <chartooo:coordinate-region svg:x="1.443cm" svg:y="0.307cm" svg:width="8.766cm" svg:height="4.29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ests.B1:Tests.B9" chart:class="chart:scatter">
            <chart:domain table:cell-range-address="Tests.A1:Tests.A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sts.A1:Tests.A9</svg:desc>
                </draw:g>
              </table:table-cell>
              <table:table-cell office:value-type="float" office:value="0.0131602">
                <text:p>0.0131602</text:p>
                <draw:g>
                  <svg:desc>Tests.B1:Tests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0136445">
                <text:p>0.0136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0142966">
                <text:p>0.0142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0.0144074">
                <text:p>0.0144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0143766">
                <text:p>0.0143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3874">
                <text:p>0.013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0138636">
                <text:p>0.0138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0135175">
                <text:p>0.0135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10455">
                <text:p>0.0110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